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2-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IS ILLUSTRATIONS TO THE NATION OF ISRAEL (12:1-28; 15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IS ILLUSTRATIONS TO THE NATION OF ISRAEL (12:1-28; 15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rough demonstrations (12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rough demonstrations (12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First illustration (12:1-1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First illustration (12:1-1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symbol (12:1-7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significance (12:8-1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rough demonstrations (12:1-2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First illustration (12:1-1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Second illustration (12:17-20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Second illustration (12:17-20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ymbol (12:17-1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ignificance (12:19-2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rough demonstrations (12:1-20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illustration (12:1-16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Second illustration (12:17-20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HIS ILLUSTRATIONS TO THE NATION OF ISRAEL (12:1-28; 15:1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rough demonstrations (12:1-20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rough proverbs (12:21-28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rough proverbs (12:21-2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old proverb of the people (12:21-2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new proverb of the prophet (12:23-2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HIS ILLUSTRATIONS TO THE NATION OF ISRAEL (12:1-28; 15:1-8)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rough demonstrations (12:1-2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rough proverbs (12:21-2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rough analogy (15:1-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EZEKIEL 12-15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HIS ILLUSTRATIONS TO THE NATION OF ISRAEL (12:1-28; 15:1-8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HIS INDICTMENT OF THE NATION OF ISRAEL (13:1-14:23)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HIS INDICTMENT OF THE NATION OF ISRAEL (13:1-14:23)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Ezekiel condemns the false prophets (13:1-23).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-title-Title-Slide" presentation:presentation-page-layout-name="Master1-PPL1" draw:id="Slide-268">
        <draw:frame draw:id="id107" presentation:style-name="a597" draw:name="Title 1" svg:x="1.38in" svg:y="0.83in" svg:width="10.3in" svg:height="4.42in" presentation:class="title" presentation:placeholder="false">
          <draw:text-box>
            <text:p text:style-name="a596" text:class-names="" text:cond-style-name=""><text:span text:style-name="a594" text:class-names=""><text:s text:c="1"/>Ezekiel condemns the false prophets (13:1-23).<text:s text:c="1"/></text:span><text:span text:style-name="a595" text:class-names=""/></text:p>
          </draw:text-box>
          <svg:title/>
          <svg:desc/>
        </draw:frame>
        <draw:frame draw:id="id108" presentation:style-name="a602" draw:name="Subtitle 2" svg:x="1.38in" svg:y="5.25in" svg:width="10.3in" svg:height="1.85in" presentation:class="subtitle" presentation:placeholder="false">
          <draw:text-box>
            <text:p text:style-name="a599" text:class-names="" text:cond-style-name=""><text:span text:style-name="a598" text:class-names=""><text:s text:c="1"/>The male prophets (13:1-16)<text:s text:c="1"/></text:span></text:p>
            <text:p text:style-name="a601" text:class-names="" text:cond-style-name=""><text:span text:style-name="a600" text:class-names=""/></text:p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male prophets (13:1-16)<text:s text:c="1"/></text:span><text:span text:style-name="a605" text:class-names=""/></text:p>
          </draw:text-box>
          <svg:title/>
          <svg:desc/>
        </draw:frame>
        <draw:frame draw:id="id110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ir perversions (13:1-7, 10, 16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punishment (13:8-9, 11-1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5" draw:style-name="a618" draw:master-page-name="Master1-Layout12-tx-Title-and-Text" presentation:presentation-page-layout-name="Master1-PPL12" draw:id="Slide-270">
        <draw:frame draw:id="id111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Ezekiel condemns the false prophets (13:1-23).<text:s text:c="1"/></text:span><text:span text:style-name="a620" text:class-names=""/></text:p>
          </draw:text-box>
          <svg:title/>
          <svg:desc/>
        </draw:frame>
        <draw:frame draw:id="id112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male prophets (13:1-16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female prophets (13:17-23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6" draw:style-name="a633" draw:master-page-name="Master1-Layout12-tx-Title-and-Text" presentation:presentation-page-layout-name="Master1-PPL12" draw:id="Slide-271">
        <draw:frame draw:id="id113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female prophets (13:17-23)<text:s text:c="1"/></text:span><text:span text:style-name="a635" text:class-names=""/></text:p>
          </draw:text-box>
          <svg:title/>
          <svg:desc/>
        </draw:frame>
        <draw:frame draw:id="id114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ir perversions (13:17-20, 22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ir punishment (13:21, 23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7" draw:style-name="a648" draw:master-page-name="Master1-Layout12-tx-Title-and-Text" presentation:presentation-page-layout-name="Master1-PPL12" draw:id="Slide-272">
        <draw:frame draw:id="id115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Ezekiel condemns the false prophets (13:1-23).<text:s text:c="1"/></text:span><text:span text:style-name="a650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male prophets (13:1-1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female prophets (13:17-23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8" draw:style-name="a663" draw:master-page-name="Master1-Layout12-tx-Title-and-Text" presentation:presentation-page-layout-name="Master1-PPL12" draw:id="Slide-273">
        <draw:frame draw:id="id117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HIS INDICTMENT OF THE NATION OF ISRAEL (13:1-14:23)</text:span><text:span text:style-name="a665" text:class-names=""/></text:p>
          </draw:text-box>
          <svg:title/>
          <svg:desc/>
        </draw:frame>
        <draw:frame draw:id="id118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Ezekiel condemns the false prophets (13:1-23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zekiel condemns the idol worshipers (14:1-23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9" draw:style-name="a678" draw:master-page-name="Master1-Layout12-tx-Title-and-Text" presentation:presentation-page-layout-name="Master1-PPL12" draw:id="Slide-274">
        <draw:frame draw:id="id119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Ezekiel condemns the idol worshipers (14:1-23).<text:s text:c="1"/></text:span><text:span text:style-name="a680" text:class-names=""/></text:p>
          </draw:text-box>
          <svg:title/>
          <svg:desc/>
        </draw:frame>
        <draw:frame draw:id="id120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ree people (14:1-2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Four punishments (14:21-23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20" draw:style-name="a693" draw:master-page-name="Master1-Layout12-tx-Title-and-Text" presentation:presentation-page-layout-name="Master1-PPL12" draw:id="Slide-275">
        <draw:frame draw:id="id121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HIS INDICTMENT OF THE NATION OF ISRAEL (13:1-14:23)</text:span><text:span text:style-name="a695" text:class-names=""/></text:p>
          </draw:text-box>
          <svg:title/>
          <svg:desc/>
        </draw:frame>
        <draw:frame draw:id="id122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Ezekiel condemns the false prophets (13:1-23).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Ezekiel condemns the idol worshipers (14:1-23)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1" draw:style-name="a708" draw:master-page-name="Master1-Layout12-tx-Title-and-Text" presentation:presentation-page-layout-name="Master1-PPL12" draw:id="Slide-276">
        <draw:frame draw:id="id123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EZEKIEL 12-15</text:span><text:span text:style-name="a710" text:class-names=""/></text:p>
          </draw:text-box>
          <svg:title/>
          <svg:desc/>
        </draw:frame>
        <draw:frame draw:id="id124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HIS ILLUSTRATIONS TO THE NATION OF ISRAEL (12:1-28; 15:1-8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HIS INDICTMENT OF THE NATION OF ISRAEL (13:1-14:23)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2-15</dc:title>
    <meta:initial-creator>David STRICKLAND</meta:initial-creator>
    <dc:creator>David STRICKLAND</dc:creator>
    <meta:creation-date>2020-02-22T19:27:02Z</meta:creation-date>
    <dc:date>2020-02-22T19:27:03Z</dc:date>
    <meta:template xlink:href="BibleStudy" xlink:type="simple"/>
    <meta:editing-cycles>1</meta:editing-cycles>
    <meta:editing-duration>PT0S</meta:editing-duration>
    <meta:document-statistic meta:paragraph-count="59" meta:word-count="450"/>
  </office:meta>
</office:document-meta>
</file>